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3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3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3" fo:font-size="24pt" fo:font-weight="bold" officeooo:rsid="001ab7ef" officeooo:paragraph-rsid="001ab7ef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3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3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18c2c8"/>
    </style:style>
    <style:style style:name="P9" style:family="paragraph" style:parent-style-name="Standard">
      <style:text-properties style:font-name="DejaVu Sans" fo:font-size="10pt" officeooo:paragraph-rsid="0018c2c8" style:font-size-asian="10pt" style:font-size-complex="10pt"/>
    </style:style>
    <style:style style:name="P10" style:family="paragraph" style:parent-style-name="Text_20_body">
      <style:text-properties officeooo:rsid="0013893f" officeooo:paragraph-rsid="0013893f"/>
    </style:style>
    <style:style style:name="P11" style:family="paragraph" style:parent-style-name="Text_20_body">
      <style:text-properties fo:color="#336633" fo:font-size="14pt" officeooo:paragraph-rsid="0018c2c8" style:font-size-asian="14pt" style:font-size-complex="14pt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style:text-underline-style="none" fo:font-weight="normal" officeooo:rsid="0019155b" officeooo:paragraph-rsid="0019155b" style:font-weight-asian="normal" style:font-weight-complex="normal"/>
    </style:style>
    <style:style style:name="P14" style:family="paragraph" style:parent-style-name="Text_20_body">
      <style:paragraph-properties fo:line-height="115%"/>
    </style:style>
    <style:style style:name="P15" style:family="paragraph" style:parent-style-name="Text_20_body">
      <style:paragraph-properties fo:line-height="115%">
        <style:tab-stops>
          <style:tab-stop style:position="0.794cm"/>
        </style:tab-stops>
      </style:paragraph-properties>
    </style:style>
    <style:style style:name="P16" style:family="paragraph" style:parent-style-name="Text_20_body">
      <style:paragraph-properties fo:line-height="115%"/>
      <style:text-properties officeooo:rsid="001d2ae5" officeooo:paragraph-rsid="001d2ae5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779a9" officeooo:paragraph-rsid="001df11c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letter-spacing="-0.014cm" fo:language="zxx" fo:country="none" fo:font-style="normal" style:text-underline-style="none" fo:font-weight="normal" officeooo:rsid="000e633a" officeooo:paragraph-rsid="001df11c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1df11c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3" fo:font-size="12pt" fo:font-style="normal" style:text-underline-style="solid" style:text-underline-width="auto" style:text-underline-color="font-color" fo:font-weight="normal" officeooo:paragraph-rsid="001df11c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df11c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2" fo:font-size="11pt" officeooo:paragraph-rsid="001df11c" style:font-size-asian="11pt" style:font-size-complex="11pt"/>
    </style:style>
    <style:style style:name="P2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Heading_20_1">
      <style:text-properties officeooo:rsid="0018c82d" officeooo:paragraph-rsid="0018c82d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23c957"/>
    </style:style>
    <style:style style:name="P29" style:family="paragraph" style:parent-style-name="Text_20_body" style:list-style-name="L3"/>
    <style:style style:name="P30" style:family="paragraph" style:parent-style-name="Text_20_body" style:list-style-name="L5"/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1ab7ef"/>
    </style:style>
    <style:style style:name="T4" style:family="text">
      <style:text-properties fo:color="#999966" officeooo:rsid="00207e75"/>
    </style:style>
    <style:style style:name="T5" style:family="text">
      <style:text-properties fo:color="#999966" officeooo:rsid="001f1c2e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c88a1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80" style:font-name="Calibri2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514ac"/>
    </style:style>
    <style:style style:name="T14" style:family="text">
      <style:text-properties officeooo:rsid="001ab7ef"/>
    </style:style>
    <style:style style:name="T15" style:family="text">
      <style:text-properties officeooo:rsid="001bb4c2"/>
    </style:style>
    <style:style style:name="T16" style:family="text">
      <style:text-properties officeooo:rsid="001d2ae5"/>
    </style:style>
    <style:style style:name="T17" style:family="text">
      <style:text-properties officeooo:rsid="000e633a"/>
    </style:style>
    <style:style style:name="T18" style:family="text">
      <style:text-properties fo:letter-spacing="-0.014cm" officeooo:rsid="000e633a"/>
    </style:style>
    <style:style style:name="T19" style:family="text">
      <style:text-properties fo:letter-spacing="-0.012cm" officeooo:rsid="000e633a"/>
    </style:style>
    <style:style style:name="T20" style:family="text">
      <style:text-properties fo:color="#000080" style:font-name="Calibri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1" style:family="text">
      <style:text-properties fo:color="#000080" style:font-name="Calibri2" fo:font-size="12pt" style:font-size-asian="12pt" style:font-size-complex="12pt"/>
    </style:style>
    <style:style style:name="T22" style:family="text">
      <style:text-properties style:font-name="Calibri2"/>
    </style:style>
    <style:style style:name="T23" style:family="text">
      <style:text-properties style:font-name="Calibri2" officeooo:rsid="000c4f42"/>
    </style:style>
    <style:style style:name="T24" style:family="text">
      <style:text-properties officeooo:rsid="0023c957"/>
    </style:style>
    <style:style style:name="T25" style:family="text">
      <style:text-properties style:font-name="Calibri1" fo:font-size="12pt" officeooo:rsid="0023c957"/>
    </style:style>
    <style:style style:name="T26" style:family="text">
      <style:text-properties fo:text-transform="uppercase" fo:color="#336633" style:font-name="Calibri3" fo:font-size="24pt" fo:font-weight="bold" style:font-size-asian="24pt" style:font-weight-asian="bold" style:font-size-complex="24pt" style:font-weight-complex="bold"/>
    </style:style>
    <style:style style:name="T27" style:family="text">
      <style:text-properties fo:text-transform="uppercase" fo:color="#336633" style:font-name="Calibri3" fo:font-size="24pt" fo:font-weight="bold" officeooo:rsid="0023c957" style:font-size-asian="24pt" style:font-weight-asian="bold" style:font-size-complex="24pt" style:font-weight-complex="bold"/>
    </style:style>
    <style:style style:name="T28" style:family="text">
      <style:text-properties fo:text-transform="uppercase" fo:color="#336633" style:font-name="Calibri3" fo:font-size="24pt" fo:font-weight="bold" officeooo:rsid="001ab7ef" style:font-size-asian="24pt" style:font-weight-asian="bold" style:font-size-complex="24pt" style:font-weight-complex="bold"/>
    </style:style>
    <style:style style:name="T29" style:family="text">
      <style:text-properties officeooo:rsid="0023e1df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7.00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23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7">UNIDAD</text:span><text:span text:style-name="T26"> </text:span><text:span text:style-name="T28">3</text:span></text:p>
      <text:p text:style-name="P5">Estructuras repetitivas</text:p>
      <text:p text:style-name="P7">RECOMENDACIONES DE ESTUDIO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9">Autor<text:span text:style-name="T17">es: Carlos </text:span><text:span text:style-name="T18">Cacho y <text:s/>Raquel </text:span><text:span text:style-name="T19">Torres</text:span></text:p>
      <text:p text:style-name="P19">Revisado por:</text:p>
      <text:p text:style-name="P21"><text:span text:style-name="T8">Lionel <text:s/>Taraz</text:span><text:span text:style-name="T9">ó</text:span><text:span text:style-name="T8">n - </text:span><text:span text:style-name="T11"><text:s/></text:span><text:a xlink:type="simple" xlink:href="mailto:lionel.tarazon@ceedcv.es" text:style-name="Internet_20_link" text:visited-style-name="Visited_20_Internet_20_Link"><text:span text:style-name="T12">lionel.tarazon@ceedcv.es</text:span></text:a><text:span text:style-name="T21"> </text:span></text:p>
      <text:p text:style-name="P17"><text:span text:style-name="T22">F</text:span><text:span text:style-name="T23">co.</text:span><text:span text:style-name="T22"> Javier Valero – </text:span><text:a xlink:type="simple" xlink:href="mailto:franciscojavier.valero@ceedcv.es" text:style-name="Internet_20_link" text:visited-style-name="Visited_20_Internet_20_Link"><text:span text:style-name="T20">franciscojavier.valero@ceedcv.es</text:span></text:a></text:p>
      <text:p text:style-name="P20"/>
      <text:p text:style-name="P18">2019/2020</text:p>
      <text:p text:style-name="P24"/>
      <text:p text:style-name="Standard"/>
      <text:p text:style-name="Standard"/>
      <text:p text:style-name="Standard"/>
      <text:p text:style-name="Titulo">UD<text:span text:style-name="T24">3</text:span>. <text:span text:style-name="T14">Estructuras repetitivas</text:span></text:p>
      <text:p text:style-name="Titulo"/>
      <text:p text:style-name="Standard"/>
      <text:p text:style-name="Standard"/>
      <text:h text:style-name="P25" text:outline-level="1">Conocimientos previos</text:h>
      <text:p text:style-name="Text_20_body">E<text:span text:style-name="T15">n</text:span> <text:span text:style-name="T15">la </text:span>primera quincena hemos visto, y deberías saber:</text:p>
      <text:list xml:id="list601618747" text:style-name="L1">
        <text:list-item>
          <text:p text:style-name="P26">Los operadores. Escribir y evaluar expresiones.</text:p>
        </text:list-item>
        <text:list-item>
          <text:p text:style-name="P26">Los principales símbolos para ordinogramas.</text:p>
          <text:p text:style-name="P26"/>
        </text:list-item>
      </text:list>
      <text:p text:style-name="Text_20_body">E<text:span text:style-name="T15">n</text:span> la segunda quincena hemos visto, y deberías saber:</text:p>
      <text:list xml:id="list3980218590" text:style-name="L2">
        <text:list-item>
          <text:p text:style-name="P27">Asignación. Lectura y escritura.</text:p>
        </text:list-item>
        <text:list-item>
          <text:p text:style-name="P28">Reglas de confección de ordinogramas.</text:p>
        </text:list-item>
        <text:list-item>
          <text:p text:style-name="P27">Estructura<text:span text:style-name="T16">s</text:span> <text:span text:style-name="T16">alternativas</text:span> simple<text:span text:style-name="T16">s</text:span> y compuesta<text:span text:style-name="T16">s</text:span>.</text:p>
        </text:list-item>
      </text:list>
      <text:list xml:id="list94620177293063" text:continue-list="list601618747" text:style-name="L1">
        <text:list-header>
          <text:p text:style-name="P26"/>
        </text:list-header>
      </text:list>
      <text:h text:style-name="Heading_20_1" text:outline-level="1">Objetivo<text:span text:style-name="T13">s</text:span></text:h>
      <text:p text:style-name="Text_20_body">En esta tercera quincena, veremos la estructura repetitiva (bucles).</text:p>
      <text:p text:style-name="Text_20_body">Los objetivos de esta segunda parte son:</text:p>
      <text:list xml:id="list1665232578" text:style-name="L3">
        <text:list-item>
          <text:p text:style-name="P29"><text:span text:style-name="T7">La estructura repetitiva:</text:span> mientras, hasta y para.</text:p>
        </text:list-item>
        <text:list-item>
          <text:p text:style-name="P29">Aplicar las <text:span text:style-name="T7">reglas de confección </text:span>de diagramas de flujo.</text:p>
        </text:list-item>
        <text:list-item>
          <text:p text:style-name="P29"><text:span text:style-name="T7">Resolver problemas</text:span> construyendo ordinogramas utilizando todas las estructuras dadas.</text:p>
        </text:list-item>
      </text:list>
      <text:p text:style-name="P10"/>
      <text:h text:style-name="Heading_20_1" text:outline-level="1">Contenidos</text:h>
      <text:list xml:id="list3547040337" text:style-name="L5">
        <text:list-item>
          <text:p text:style-name="P30">Estructuras repetitivas.</text:p>
        </text:list-item>
        <text:list-item>
          <text:p text:style-name="P30">Mientras, hasta y para.</text:p>
        </text:list-item>
        <text:list-item>
          <text:p text:style-name="P30">Elementos auxiliares.</text:p>
        </text:list-item>
      </text:list>
      <text:p text:style-name="P10"/>
      <text:h text:style-name="Heading_20_1" text:outline-level="1"><text:soft-page-break/>Ejercicios y tareas</text:h>
      <text:p text:style-name="P14">Es importante leer atentamente los apuntes, os recomendamos que realicéis la totalidad de los ejercicios, aunque como ya hemos comentado anteriormente, los ejercicios de cada <text:span text:style-name="T25">unidad</text:span> son <text:span text:style-name="T7">voluntarios y no evaluables</text:span>.</text:p>
      <text:p text:style-name="P16">Os recomendamos varias aplicaciones para realizar los ordinogramas, elegid la que más os guste, aunque si os falta tiempo, podéis realizarlos en papel.</text:p>
      <text:p text:style-name="P15">Recordad que debéis intentar realizar los ejercicios solos, y cuando os atasquéis mirad los foros, y <text:span text:style-name="T15">tratad de</text:span> entende<text:span text:style-name="T15">r</text:span> por el qué. No sirve de nada memorizar. <text:span text:style-name="T29">C</text:span>omo v<text:span text:style-name="T29">é</text:span>is hay poca teoría y mucha práctica, aquí es donde debéis aprender.</text:p>
      <text:p text:style-name="P13"/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Licencia</text:p>
      <text:p text:style-name="P8"/>
      <text:p text:style-name="P22"><draw:frame draw:style-name="fr2" draw:name="gráficos3" text:anchor-type="paragraph" svg:x="0.741cm" svg:y="0cm" svg:width="2.591cm" svg:height="0.907cm" draw:z-index="2"><draw:image xlink:href="Pictures/1000000000000076000000292ACBDB4C24C8DCD5.png" xlink:type="simple" xlink:show="embed" xlink:actuate="onLoad" loext:mime-type="image/png"/></draw:frame><text:span text:style-name="T7">Reconocimiento – NoComercial – CompartirIgual (by-nc-sa)</text:span>: No se permite un uso comercial<text:span text:style-name="T30"> de la obra original ni de las posibles obras derivadas, la distribución de las cuales se debe hacer con una licencia igual a la que regula la obra original.<text:line-break/></text:span><text:span text:style-name="T10">NOTA: Esta es una obra derivada de la obra original realizada por Carlos Cacho y Raquel Torres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1ab7ef"/>
    </style:style>
    <style:style style:name="MT4" style:family="text">
      <style:text-properties fo:color="#999966" officeooo:rsid="00207e75"/>
    </style:style>
    <style:style style:name="MT5" style:family="text">
      <style:text-properties fo:color="#999966" officeooo:rsid="001f1c2e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3</text:span><text:span text:style-name="MT2">. </text:span><text:span text:style-name="MT3">Estructuras repetitiva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4">F</text:span><text:span text:style-name="MT5">G</text:span><text:span text:style-name="MT2">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45M32S</meta:editing-duration>
    <meta:editing-cycles>23</meta:editing-cycles>
    <meta:generator>LibreOffice/6.3.1.2$Linux_X86_64 LibreOffice_project/30$Build-2</meta:generator>
    <dc:title>Plantilla CEED (1)</dc:title>
    <dc:date>2019-10-14T09:46:18.729620263</dc:date>
    <meta:document-statistic meta:table-count="0" meta:image-count="2" meta:object-count="0" meta:page-count="3" meta:paragraph-count="38" meta:word-count="311" meta:character-count="2093" meta:non-whitespace-character-count="1824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